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7cm" svg:height="0.85cm" draw:z-index="0"><draw:image xlink:href="../../odt/images/3031.png" xlink:type="simple" xlink:show="embed" xlink:actuate="onLoad"/></draw:frame></text:p>
          </table:table-cell>
          <table:table-cell table:style-name="Table1.B1" office:value-type="string">
            <text:h text:style-name="P4" text:outline-level="1">Импульс по фронту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829cm" svg:height="1.51cm" draw:z-index="1"><draw:image xlink:href="../../odt/images/303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ф</text:span>ормирует импульс величиной 1, длительностью в <text:span text:style-name="T10">один</text:span> шаг интегрирования, при изменении входной величины от нуля до единицы:</text:p>
            <text:p text:style-name="P3"><text:span text:style-name="T9"><draw:frame draw:style-name="fr3" draw:name="Объект1" text:anchor-type="as-char" svg:width="8.643cm" svg:height="1.25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</text:span></text:p>
            <text:p text:style-name="P2"><text:span text:style-name="T5">где </text:span><text:span text:style-name="T5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– выходной сигнал блока, <text:s/></text:span><text:span text:style-name="T5"><draw:frame draw:style-name="fr3" draw:name="Объект3" text:anchor-type="as-char" svg:width="3.39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входной сигнал в текущий момент времени и на предыдущем временном шаге интегрирования.</text:span></text:p>
            <text:p text:style-name="P2"><text:span text:style-name="T14">Свойства</text:span>:<text:span text:style-name="T8"> </text:span><text:span text:style-name="T4">для работы блока свойства задавать не требуется.</text:span></text:p>
            <text:p text:style-name="P2"><text:span text:style-name="T7">Примечание</text:span><text:span text:style-name="T4">: если на вход блока подается не </text:span><text:span text:style-name="T6">логический</text:span><text:span text:style-name="T4">, а </text:span><text:span text:style-name="T6">действительный</text:span><text:span text:style-name="T4"> сигнал, то он считается </text:span><text:span text:style-name="T6">единичным</text:span><text:span text:style-name="T4"> при </text:span><text:span text:style-name="T4"><draw:frame draw:style-name="fr3" draw:name="Объект4" text:anchor-type="as-char" svg:width="2.073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и </text:span><text:span text:style-name="T6">нулевым</text:span><text:span text:style-name="T4"> при </text:span><text:span text:style-name="T4"><draw:frame draw:style-name="fr3" draw:name="Объект5" text:anchor-type="as-char" svg:width="2.073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: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</dc:title>
    <dc:date>2014-12-01T18:45:05.28</dc:date>
    <meta:generator>OpenOffice/4.1.1$Win32 OpenOffice.org_project/411m6$Build-9775</meta:generator>
    <meta:editing-duration>PT2H18M15S</meta:editing-duration>
    <meta:editing-cycles>113</meta:editing-cycles>
    <meta:document-statistic meta:table-count="1" meta:image-count="2" meta:object-count="5" meta:page-count="1" meta:paragraph-count="11" meta:word-count="77" meta:character-count="49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1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0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1 = neg u(t- %DELTA t) = neg 0; #
alignl 0, ~ во всех остальных случаях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4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